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2geo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a Terrasanta, 82, Pale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a Libertà, 5, Grugliasco, Tori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a dei Condotti, Ro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a di Reggiana, 80, Pra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a Pietro Mengoli, 24, Bologna, 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2:10:03.069000000</meta:creation-date>
    <dc:date>2014-02-26T22:16:59.309000000</dc:date>
    <meta:editing-duration>P0D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